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a569f"/>
    </style:style>
    <style:style style:name="P2" style:family="paragraph" style:parent-style-name="Standard">
      <style:text-properties fo:font-weight="bold" officeooo:rsid="001b7239" officeooo:paragraph-rsid="001b7239" style:font-weight-asian="bold" style:font-weight-complex="bold"/>
    </style:style>
    <style:style style:name="P3" style:family="paragraph" style:parent-style-name="Standard">
      <style:text-properties fo:font-weight="bold" officeooo:rsid="001cd07f" officeooo:paragraph-rsid="001cd07f" style:font-weight-asian="bold" style:font-weight-complex="bold"/>
    </style:style>
    <style:style style:name="P4" style:family="paragraph" style:parent-style-name="Standard">
      <style:text-properties officeooo:rsid="001b7239" officeooo:paragraph-rsid="001b7239"/>
    </style:style>
    <style:style style:name="T1" style:family="text">
      <style:text-properties officeooo:rsid="0017050c"/>
    </style:style>
    <style:style style:name="T2" style:family="text">
      <style:text-properties fo:font-weight="bold" style:font-weight-asian="bold" style:font-weight-complex="bold"/>
    </style:style>
    <style:style style:name="T3" style:family="text">
      <style:text-properties fo:font-weight="bold" officeooo:rsid="0017050c"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7050c" style:font-weight-asian="normal" style:font-weight-complex="normal"/>
    </style:style>
    <style:style style:name="T6" style:family="text">
      <style:text-properties fo:font-weight="normal" officeooo:rsid="001a569f" style:font-weight-asian="normal" style:font-weight-complex="normal"/>
    </style:style>
    <style:style style:name="T7" style:family="text">
      <style:text-properties fo:font-weight="normal" officeooo:rsid="001be47a" style:font-weight-asian="normal" style:font-weight-complex="normal"/>
    </style:style>
    <style:style style:name="T8" style:family="text">
      <style:text-properties officeooo:rsid="001a569f"/>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17050c" style:font-style-asian="italic" style:font-weight-asian="normal" style:font-style-complex="italic" style:font-weight-complex="normal"/>
    </style:style>
    <style:style style:name="T11" style:family="text">
      <style:text-properties officeooo:rsid="001be4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am a Computational Associate in the Bioinformatics and Computational Biology (BCB) Group within the Center for the Development of Therapeutics (CDoT) at the Broad Institute <text:span text:style-name="T8">[link]</text:span>. <text:span text:style-name="T1">My research goals break into three </text:span><text:span text:style-name="T8">questions</text:span><text:span text:style-name="T1">: What, Why, and How. The science is in the “What” and the “How”. </text:span></text:p>
      <text:p text:style-name="P1"><text:span text:style-name="T3"/></text:p>
      <text:p text:style-name="P4"><text:span text:style-name="T3">A </text:span><text:span text:style-name="T2">quick TLDR: </text:span><text:span text:style-name="T4">My current focus is on using a building computational tools to study the influence of protein sequence, protein structure, and genetic variants to understand and predict protein behaviors including disease mechanisms, therapeutic targets, and PPI kinetics.</text:span></text:p>
      <text:p text:style-name="P1"><text:span text:style-name="T3"/></text:p>
      <text:p text:style-name="P1"><text:span text:style-name="T3">What</text:span><text:span text:style-name="T5">: Research computational techniques to </text:span><text:span text:style-name="T10">systematically</text:span><text:span text:style-name="T5"> reduce the rate of disease. Work towards giving more people the choice to keep living. </text:span></text:p>
      <text:p text:style-name="P1"><text:span text:style-name="T5"/></text:p>
      <text:p text:style-name="P1"><text:span text:style-name="T3">Why: </text:span><text:span text:style-name="T5">Many of us have lost someone close to heart too soon, and there’s an inevitability to it. Sometimes, things go wrong. One approach to this is to pick a specific disease, disorder, virus, etc and </text:span><text:span text:style-name="T6">work to understand it and treat it. And many wonderful researchers are taking the fight to cancers, developmental disorders, and so many other conditions this way. Which brings us to an alternative approach. There are thousands of diseases, and as we age the rate of disease grows at an exponential rate [cite source]. With all the technology we have available, I want to speed up the systems we use, and build newer and better ones for understanding and treating diseases. And ultimately, I want to bring this work to the mechanisms of aging that drive the high rates of disease as we age.</text:span></text:p>
      <text:p text:style-name="P1"><text:span text:style-name="T6"/></text:p>
      <text:p text:style-name="P2">How<text:span text:style-name="T4">: As a computational researcher with a computational background, I see 2 high level challenges to modeling our bodies and everything inside them. Neuroscience aside.</text:span></text:p>
      <text:p text:style-name="P2"><text:span text:style-name="T4">(1) High fidelity simulation and modeling of individual cells, to the point where we can predict inputs and outputs and behaviors for cell types across our bodies.</text:span></text:p>
      <text:p text:style-name="P2"><text:span text:style-name="T4">(2) System level simulation and modeling of multi cellular systems, ranging from tissues to organs to full organisms.</text:span></text:p>
      <text:p text:style-name="P2"><text:span text:style-name="T4"/></text:p>
      <text:p text:style-name="P2"><text:span text:style-name="T4">Towards the first objective, my focus is on learning everything about cellular modeling, from the ground up. I’m currently </text:span><text:span text:style-name="T7">working at the intersection of </text:span><text:span text:style-name="T11">genomics</text:span><text:span text:style-name="T7"> and </text:span><text:span text:style-name="T11">protein structure</text:span><text:span text:style-name="T7">, with an emphasis on </text:span><text:span text:style-name="T11">computational tools</text:span><text:span text:style-name="T7"> for predicting protein activity both broadly and in the context of disease.</text:span></text:p>
      <text:p text:style-name="P2"><text:span text:style-name="T7"/></text:p>
      <text:p text:style-name="P3"><text:span text:style-name="T7">T</text:span><text:span text:style-name="T4">hat second object - </text:span><text:span text:style-name="T9">for now</text:span><text:span text:style-name="T4"> - is there to keep in mi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13T22:34:58.251363511</meta:creation-date>
    <dc:date>2023-07-13T23:32:22.080486219</dc:date>
    <meta:editing-duration>PT14M13S</meta:editing-duration>
    <meta:editing-cycles>2</meta:editing-cycles>
    <meta:generator>LibreOffice/6.4.7.2$Linux_X86_64 LibreOffice_project/40$Build-2</meta:generator>
    <meta:document-statistic meta:table-count="0" meta:image-count="0" meta:object-count="0" meta:page-count="1" meta:paragraph-count="9" meta:word-count="375" meta:character-count="2303" meta:non-whitespace-character-count="1935"/>
  </office:meta>
</office:document-meta>
</file>